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11.13</text:p>
      <text:p text:style-name="Standard"/>
      <text:p text:style-name="Standard">essai d'installation de matlab sur tour domicile</text:p>
      <text:p text:style-name="Standard"/>
      <text:p text:style-name="Standard">5.11.13</text:p>
      <text:p text:style-name="Standard"/>
      <text:p text:style-name="Standard">pb résea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3-11-05T07:40:07</meta:creation-date>
    <dc:date>2013-11-05T09:31:38</dc:date>
    <dc:creator>Daniel Veysseire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" meta:word-count="11" meta:character-count="71" meta:non-whitespace-character-count="64"/>
  </office:meta>
</office:document-meta>
</file>